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" svg:font-family="V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Ver" fo:font-size="11pt" officeooo:rsid="0019f036" officeooo:paragraph-rsid="0019f036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Ver" fo:font-size="11pt" officeooo:rsid="0019f036" officeooo:paragraph-rsid="0019f036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Ver" fo:font-size="11pt" officeooo:rsid="001a2ab4" officeooo:paragraph-rsid="001a2ab4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Ver" fo:font-size="11pt" fo:font-weight="bold" officeooo:rsid="0019f036" officeooo:paragraph-rsid="0019f036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" fo:font-size="11pt" fo:font-weight="bold" officeooo:rsid="001a2ab4" officeooo:paragraph-rsid="001a2ab4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" fo:font-size="11pt" fo:font-weight="bold" officeooo:rsid="001a2ab4" officeooo:paragraph-rsid="001be79d" style:font-size-asian="11pt" style:font-weight-asian="bold" style:font-size-complex="11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Ver" fo:font-size="11pt" officeooo:rsid="0019f036" officeooo:paragraph-rsid="0019f036" style:font-size-asian="11pt" style:font-size-complex="11pt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Ver" fo:font-size="11pt" officeooo:rsid="0019f036" officeooo:paragraph-rsid="0019f036" style:font-size-asian="11pt" style:font-size-complex="11pt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Ver" fo:font-size="11pt" officeooo:rsid="001a2ab4" officeooo:paragraph-rsid="001a2ab4" style:font-size-asian="11pt" style:font-size-complex="11pt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Ver" fo:font-size="11pt" officeooo:rsid="001c3df7" officeooo:paragraph-rsid="001c3df7" style:font-size-asian="11pt" style:font-size-complex="11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Ver" fo:font-size="11pt" officeooo:rsid="001e1e39" officeooo:paragraph-rsid="001e1e39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Ver" fo:font-size="11pt" fo:font-weight="normal" officeooo:rsid="001be79d" officeooo:paragraph-rsid="001be79d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Ver" fo:font-size="11pt" fo:font-weight="normal" officeooo:rsid="001a2ab4" officeooo:paragraph-rsid="001a2ab4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Ver" fo:font-size="11pt" fo:font-weight="normal" officeooo:rsid="001e84bc" officeooo:paragraph-rsid="001a2ab4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Ver" fo:font-size="11pt" fo:font-weight="normal" officeooo:rsid="001e84bc" officeooo:paragraph-rsid="001e84bc" style:font-size-asian="11pt" style:font-weight-asian="normal" style:font-size-complex="11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4a16" style:font-weight-asian="normal" style:font-weight-complex="normal"/>
    </style:style>
    <style:style style:name="T4" style:family="text">
      <style:text-properties fo:font-weight="normal" officeooo:rsid="001be79d" style:font-weight-asian="normal" style:font-weight-complex="normal"/>
    </style:style>
    <style:style style:name="T5" style:family="text">
      <style:text-properties officeooo:rsid="001b4a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istopher</text:p>
      <text:p text:style-name="P1">Flavien</text:p>
      <text:p text:style-name="P1"/>
      <text:p text:style-name="P1"/>
      <text:p text:style-name="P2">Projet SHELL : « trier en Shell »</text:p>
      <text:p text:style-name="P2">Cahier des charges</text:p>
      <text:p text:style-name="P2"/>
      <text:p text:style-name="P2"/>
      <text:p text:style-name="P2"/>
      <text:p text:style-name="P4">Fonctions :</text:p>
      <text:p text:style-name="P1"/>
      <text:list xml:id="list344638395" text:style-name="L1">
        <text:list-item>
          <text:p text:style-name="P7">fonction tri : avec un algo log(n)</text:p>
          <text:list>
            <text:list-item>
              <text:p text:style-name="P7">Paramètre : répertoire</text:p>
            </text:list-item>
            <text:list-item>
              <text:p text:style-name="P11">Conseil : utiliser find</text:p>
            </text:list-item>
          </text:list>
        </text:list-item>
      </text:list>
      <text:p text:style-name="P1"/>
      <text:list xml:id="list96783501" text:style-name="L2">
        <text:list-item>
          <text:p text:style-name="P8">option -R : tri le contenu de l’arborescence. Créer une fonction pour obtenir tout les fichiers de l’arborescence, et qui conservera leur chemin d’accès à l’affichage</text:p>
          <text:p text:style-name="P9">Stocker les répertoires trouvé sera nécessaire.</text:p>
          <text:list>
            <text:list-item>
              <text:p text:style-name="P8">paramètre : répertoire</text:p>
            </text:list-item>
            <text:list-item>
              <text:p text:style-name="P8">format :</text:p>
              <text:list>
                <text:list-item>
                  <text:p text:style-name="P8">rep/.../sous_rep1 :</text:p>
                  <text:list>
                    <text:list-item>
                      <text:p text:style-name="P8">file1</text:p>
                    </text:list-item>
                    <text:list-item>
                      <text:p text:style-name="P8">file2</text:p>
                    </text:list-item>
                    <text:list-item>
                      <text:p text:style-name="P8">…</text:p>
                    </text:list-item>
                  </text:list>
                </text:list-item>
                <text:list-item>
                  <text:p text:style-name="P8">rep/.../sous_rep2 :</text:p>
                  <text:list>
                    <text:list-item>
                      <text:p text:style-name="P8">…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54216518263173" text:continue-numbering="true" text:style-name="L2">
        <text:list-item>
          <text:p text:style-name="P8">option -d : Une fonction qui inverse le tri déjà établie.</text:p>
          <text:list>
            <text:list-item>
              <text:p text:style-name="P8">Paramètre : La chaîne de retour (qui devra être inversé)</text:p>
            </text:list-item>
          </text:list>
        </text:list-item>
      </text:list>
      <text:p text:style-name="P1"/>
      <text:list xml:id="list154215791641524" text:continue-numbering="true" text:style-name="L2">
        <text:list-item>
          <text:p text:style-name="P10">Option -nsdletpg : à voir CAR CA VA M’ENERVER CE TRUC !!!!!!</text:p>
        </text:list-item>
      </text:list>
      <text:p text:style-name="P1"/>
      <text:p text:style-name="P1"/>
      <text:p text:style-name="P1"/>
      <text:p text:style-name="P3"><text:span text:style-name="T1">Chaîne de retour</text:span> :</text:p>
      <text:p text:style-name="P3"/>
      <text:p text:style-name="P3">Contient tout les noms de fichiers/répertoire contenu dans 1 répertoire.</text:p>
      <text:p text:style-name="P3">« f1 f2 f3 f4 »</text:p>
      <text:p text:style-name="P3"/>
      <text:p text:style-name="P3">Si -R est utilisé, on rattache le chemin du répertoire, puis son contenu, à la chaîne.</text:p>
      <text:p text:style-name="P3"/>
      <text:p text:style-name="P3">« f1 f2 r1 f5 ./r1 : f3 f4 »</text:p>
      <text:p text:style-name="P3"/>
      <text:p text:style-name="P5">Séparateur :<text:span text:style-name="T2"> Utiliser en guise de séparateur dans la chaîne un caractère interdit dans les noms de fichiers.</text:span></text:p>
      <text:p text:style-name="P6"><text:span text:style-name="T2"><text:tab/></text:span><text:span text:style-name="T3">Solution</text:span><text:span text:style-name="T4">s</text:span><text:span text:style-name="T3"> potentielle</text:span><text:span text:style-name="T4">s</text:span><text:span text:style-name="T3"> : </text:span></text:p>
      <text:p text:style-name="P6"><text:span text:style-name="T3"><text:tab/><text:tab/></text:span><text:span text:style-name="T4">U</text:span><text:span text:style-name="T3">tiliser le </text:span><text:span text:style-name="T5">?</text:span></text:p>
      <text:p text:style-name="P5"><text:span text:style-name="T2"><text:tab/><text:tab/></text:span><text:span text:style-name="T4">Utiliser //</text:span></text:p>
      <text:p text:style-name="P12">Problèmes : UNIX ne restreint quasiment aucun caractère dans les noms de fichiers.</text:p>
      <text:p text:style-name="P13"/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" svg:font-family="V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4:56:13.995706802</meta:creation-date>
    <meta:generator>LibreOffice/6.0.3.2$Linux_X86_64 LibreOffice_project/00m0$Build-2</meta:generator>
    <dc:date>2018-11-21T15:42:15.062708223</dc:date>
    <meta:editing-duration>PT1H41M15S</meta:editing-duration>
    <meta:editing-cycles>5</meta:editing-cycles>
    <meta:document-statistic meta:table-count="0" meta:image-count="0" meta:object-count="0" meta:page-count="1" meta:paragraph-count="31" meta:word-count="208" meta:character-count="1103" meta:non-whitespace-character-count="936"/>
  </office:meta>
</office:document-meta>
</file>